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9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12.652cm"/>
    </style:style>
    <style:style style:name="ESS_5f_SKILL.C" style:display-name="ESS_SKILL.C" style:family="table-column">
      <style:table-column-properties style:column-width="2.709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09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12.652cm"/>
    </style:style>
    <style:style style:name="NICE_5f_TO_5f_HAVE_5f_SKILL.C" style:display-name="NICE_TO_HAVE_SKILL.C" style:family="table-column">
      <style:table-column-properties style:column-width="2.709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26192b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2c28d0" style:font-size-asian="12.5pt" style:font-weight-asian="bold" style:font-size-complex="12.5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9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style:font-weight-asian="bold"/>
    </style:style>
    <style:style style:name="P21" style:family="paragraph" style:parent-style-name="Standard">
      <style:paragraph-properties fo:orphans="0" fo:widows="0"/>
      <style:text-properties fo:font-weight="bold" officeooo:paragraph-rsid="002378b8" style:font-weight-asian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6" style:parent-style-name="Standard" style:family="paragraph">
      <style:paragraph-properties fo:widows="0" fo:orphans="0"/>
      <style:text-properties fo:font-weight="bold" style:font-weight-asian="bold" style:font-weight-complex="bold" fo:color="#000000" style:font-size-complex="12.5pt"/>
    </style:style>
    <style:style style:name="P27" style:parent-style-name="Standard" style:family="paragraph">
      <style:paragraph-properties fo:widows="0" fo:orphans="0"/>
    </style:style>
    <style:style style:name="P28" style:parent-style-name="Standard" style:family="paragraph">
      <style:paragraph-properties fo:widows="0" fo:orphans="0"/>
      <style:text-properties fo:font-weight="bold" style:font-weight-asian="bold" style:font-weight-complex="bold" fo:color="#000000" style:font-size-complex="12.5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00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00" loext:opacity="100%" fo:font-size="10pt" style:font-size-asian="10pt" style:font-size-complex="12.5pt" style:font-weight-complex="bold"/>
    </style:style>
    <style:style style:name="T4" style:family="text">
      <style:text-properties fo:color="#000000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00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officeooo:rsid="0026192b" style:font-size-asian="12.5pt" style:font-weight-asian="bold" style:font-size-complex="12.5pt" style:font-weight-complex="bold"/>
    </style:style>
    <style:style style:name="T9" style:family="text">
      <style:text-properties fo:color="#000000" loext:opacity="100%" loext:padding="0cm" loext:border="none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size="12.5pt" style:font-size-asian="12.5pt" style:font-name-complex="Calibri1" style:font-size-complex="12.5pt"/>
    </style:style>
    <style:style style:name="T12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  <style:style style:name="T14" style:family="text">
      <style:text-properties officeooo:rsid="002ba1ca"/>
    </style:style>
    <style:style style:name="T15" style:family="text">
      <style:text-properties officeooo:rsid="007edc18"/>
    </style:style>
    <style:style style:name="T16" style:parent-style-name="DefaultParagraphFont" style:family="text">
      <style:text-properties fo:font-weight="bold" style:font-weight-asian="bold" style:font-weight-complex="bold" fo:color="#000000" style:font-size-complex="12.5pt"/>
    </style:style>
    <style:style style:name="TableRow101" style:family="table-row">
      <style:table-row-properties style:use-optimal-row-height="false"/>
    </style:style>
    <style:style style:name="TableRow102" style:family="table-row">
      <style:table-row-properties style:min-row-height="1.1583in" style:use-optimal-row-height="false"/>
    </style:style>
    <style:style style:name="TableCell101" style:family="table-cell">
      <style:table-cell-properties fo:border-top="none"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</text:p>
      <text:p text:style-name="P5"><text:span text:style-name="T9">Unique Procurement Reference: </text:span>«Insert Procurement ID»</text:p>
      <text:p text:style-name="P1"><text:span text:style-name="T8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6"><text:span text:style-name="T15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/><text:bookmark text:name="_Hlk96322526"/><text:bookmark-end text:name="_Hlk96322841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 You must also confirm when you can start work.</text:p>
      <text:p text:style-name="P10"/>
      <text:p text:style-name="P10">You should use this template to complete your response to the questions below. Any other template used may not be accepted.</text:p>
      <text:p text:style-name="P10"/>
      <text:p text:style-name="P9"><text:span text:style-name="T11">Responses will be evaluated and scored using the scoring method detailed in the Statement of Requirements </text:span><text:span text:style-name="T12">(Attachment 1 in the bid pack).</text:span></text:p>
      <text:p text:style-name="P10"/>
      <text:p text:style-name="P9"><text:span text:style-name="T11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750 character count (including spaces) in any response to a question, your application may be considered non-compliant and rejected.</text:p>
      <text:p text:style-name="P11"/>
      <text:p text:style-name="P18">Latest start date</text:p>
      <text:p text:style-name="P11"/>
      <text:p text:style-name="P9"><text:span text:style-name="T11">The buyer needs the supplier to start work: </text:span><text:span text:style-name="T5">«Project_Start_Date»</text:span></text:p>
      <text:p text:style-name="P11"/>
      <text:p text:style-name="P11">Confirm the earliest date you can start work: DD/MM/YYYY</text:p>
      <text:p text:style-name="P11"/>
      <text:p text:style-name="P18">Essential skills and experience<text:line-break/></text:p>
      <text:p text:style-name="P11">You must be able to respond to all Essential skills and experience for your application to be considered.</text:p>
      <text:p text:style-name="P11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row table:style-name="ESS_5f_SKILL.1">
          <table:table-cell table:style-name="ESS_5f_SKILL.A1" office:value-type="string">
            <text:p text:style-name="P19">#</text:p>
          </table:table-cell>
          <table:table-cell table:style-name="ESS_5f_SKILL.A1" office:value-type="string">
            <text:p text:style-name="P20">Question</text:p>
          </table:table-cell>
          <table:table-cell table:style-name="ESS_5f_SKILL.A1" office:value-type="string">
            <text:p text:style-name="P21">Weighting %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_#</text:span><text:span text:style-name="T6">»</text:span><text:span text:style-name="T13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</table:table-row>
      </table:table>
      <table:table table:name="ESS_SKILL_TEXT" table:style-name="ESS_5f_SKILL">
        <table:table-column table:style-name="ESS_5f_SKILL.A"/>
        <table:table-column table:style-name="ESS_5f_SKILL.B"/>
        <table:table-column table:style-name="ESS_5f_SKILL.C"/>
        <table:table-row table:style-name="TableRow101">
          <table:table-cell table:style-name="TableCell101" table:number-columns-spanned="3">
            <text:p text:style-name="P26">Supplier Response to be inserted in the text box below: </text:p>
            <text:p text:style-name="P27"><text:span text:style-name="T16">(max 750 characters including spaces)</text:span></text:p>
          </table:table-cell>
          <table:covered-table-cell/>
          <table:covered-table-cell/>
        </table:table-row>
        <table:table-row table:style-name="TableRow102">
          <table:table-cell table:style-name="TableCell102" table:number-columns-spanned="3">
            <text:p text:style-name="P28"/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8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19">#</text:p>
          </table:table-cell>
          <table:table-cell table:style-name="NICE_5f_TO_5f_HAVE_5f_SKILL.A1" office:value-type="string">
            <text:p text:style-name="P20">Question</text:p>
          </table:table-cell>
          <table:table-cell table:style-name="NICE_5f_TO_5f_HAVE_5f_SKILL.A1" office:value-type="string">
            <text:p text:style-name="P21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3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</table:table-row>
      </table:table>
      <table:table table:name="NICE_TO_HAVE_SKILL_TEXT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TableRow101">
          <table:table-cell table:style-name="TableCell101" table:number-columns-spanned="3">
            <text:p text:style-name="P26">Supplier Response to be inserted in the text box below: </text:p>
            <text:p text:style-name="P27"><text:span text:style-name="T16">(max 750 characters including spaces)</text:span></text:p>
          </table:table-cell>
          <table:covered-table-cell/>
          <table:covered-table-cell/>
        </table:table-row>
        <table:table-row table:style-name="TableRow102">
          <table:table-cell table:style-name="TableCell102" table:number-columns-spanned="3">
            <text:p text:style-name="P28"/>
          </table:table-cell>
          <table:covered-table-cell/>
          <table:covered-table-cell/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3"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Activity</text:p>
          </table:table-cell>
          <table:table-cell table:style-name="Table3.A1" office:value-type="string">
            <text:p text:style-name="P23">Date</text:p>
          </table:table-cell>
        </table:table-row>
        <table:table-row table:style-name="Table3.1">
          <table:table-cell table:style-name="Table3.A1" office:value-type="string">
            <text:p text:style-name="P24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5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5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5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4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4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4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4">Supplier presentations 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4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4">Standstill period 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4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4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4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00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00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9</meta:editing-cycles>
    <meta:creation-date>2022-10-11T10:45:00</meta:creation-date>
    <dc:date>2023-06-14T06:16:22.349493697</dc:date>
    <meta:editing-duration>PT10M31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1" meta:word-count="327" meta:character-count="2295" meta:non-whitespace-character-count="2021"/>
    <meta:user-defined meta:name="AppVersion">16.0000</meta:user-defined>
    <meta:template xlink:type="simple" xlink:actuate="onRequest" xlink:title="Normal" xlink:href=""/>
  </office:meta>
</office:document-meta>
</file>